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3399" officeooo:rsid="00138bd9" officeooo:paragraph-rsid="00138bd9"/>
    </style:style>
    <style:style style:name="P2" style:family="paragraph" style:parent-style-name="Standard">
      <style:text-properties fo:color="#0066ff" officeooo:rsid="00138bd9" officeooo:paragraph-rsid="00138bd9"/>
    </style:style>
    <style:style style:name="P3" style:family="paragraph" style:parent-style-name="Standard">
      <style:text-properties fo:color="#000000" fo:font-size="15pt" officeooo:rsid="00138bd9" officeooo:paragraph-rsid="00138bd9" style:font-size-asian="15pt" style:font-size-complex="15pt"/>
    </style:style>
    <style:style style:name="P4" style:family="paragraph" style:parent-style-name="Standard">
      <style:text-properties fo:color="#000000" officeooo:rsid="00147464" officeooo:paragraph-rsid="00147464"/>
    </style:style>
    <style:style style:name="P5" style:family="paragraph" style:parent-style-name="Standard">
      <style:text-properties officeooo:rsid="00147464" officeooo:paragraph-rsid="00147464"/>
    </style:style>
    <style:style style:name="P6" style:family="paragraph" style:parent-style-name="Standard">
      <style:text-properties fo:color="#ff3399" officeooo:rsid="00138bd9" officeooo:paragraph-rsid="00138bd9"/>
    </style:style>
    <style:style style:name="P7" style:family="paragraph" style:parent-style-name="Standard">
      <style:paragraph-properties style:border-line-width-bottom="0.0118in 0.0118in 0.0118in" fo:padding="0.0291in" fo:border-left="none" fo:border-right="none" fo:border-top="none" fo:border-bottom="2.49pt double #000000" style:join-border="false"/>
      <style:text-properties fo:color="#000000" officeooo:rsid="00147464" officeooo:paragraph-rsid="00147464"/>
    </style:style>
    <style:style style:name="T1" style:family="text">
      <style:text-properties officeooo:rsid="001474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############################# POD RESULTS #####################################</text:p>
      <text:p text:style-name="P4">Results with POD </text:p>
      <text:p text:style-name="P4">- <text:s/>Not good at all, looks like there is no structure in the data.</text:p>
      <text:p text:style-name="P4"/>
      <text:p text:style-name="P4">################### <text:s text:c="7"/>VIRGINIA STATE Vs COUNTY WISE <text:s text:c="7"/>##################</text:p>
      <text:p text:style-name="P4">State together :</text:p>
      <text:p text:style-name="P4">RMSE : [ 7853.88186222 11562.43768183 14718.46242543 17883.9663041 ]</text:p>
      <text:p text:style-name="Standard"><text:span text:style-name="T1">MAPE :</text:span> [0.17864234 0.23766792 0.28807476 0.33745357]</text:p>
      <text:p text:style-name="Standard"/>
      <text:p text:style-name="P5">Individual Counties :</text:p>
      <text:p text:style-name="P5">rmse : array([4903.52185994, 5443.49934559, 6181.37597159, 7017.4023714 ])</text:p>
      <text:p text:style-name="Standard">mape : array([0.19639731, 0.22491291, 0.25114945, 0.28087373])</text:p>
      <text:p text:style-name="P4"/>
      <text:p text:style-name="P3">############## <text:s/>STATE WISE RMSE AND MAPE MEASURES ###########</text:p>
      <text:p text:style-name="P2">Mape – all states </text:p>
      <text:p text:style-name="P2">Alabama</text:p>
      <text:p text:style-name="P2">[0.18846392 0.20763802 0.2343412 <text:s/>0.26730231]</text:p>
      <text:p text:style-name="P2">Alaska</text:p>
      <text:p text:style-name="P2">[0.32755772 0.32806786 0.34549738 0.35232728]</text:p>
      <text:p text:style-name="P2">American Samoa</text:p>
      <text:p text:style-name="P2">[0. 0. 0. 0.]</text:p>
      <text:p text:style-name="P2">Arizona</text:p>
      <text:p text:style-name="P2">[0.63945934 0.64541079 0.64021537 0.6531073 ]</text:p>
      <text:p text:style-name="P2">Arkansas</text:p>
      <text:p text:style-name="P2">[0.21035687 0.22941124 0.26158895 0.29534956]</text:p>
      <text:p text:style-name="P2">California</text:p>
      <text:p text:style-name="P2">[1.75330861 1.78452136 1.80405506 1.8501267 ]</text:p>
      <text:p text:style-name="P2">Colorado</text:p>
      <text:p text:style-name="P2">[0.28708819 0.3342929 <text:s/>0.36848747 0.42255644]</text:p>
      <text:p text:style-name="P2">Connecticut</text:p>
      <text:p text:style-name="P2">[0.31448104 0.37385221 0.42514619 0.4620861 ]</text:p>
      <text:p text:style-name="P2">Delaware</text:p>
      <text:p text:style-name="P2">[0.42743104 0.50790674 0.59509865 0.66172715]</text:p>
      <text:p text:style-name="P2">Diamond Princess</text:p>
      <text:p text:style-name="P2">[0.01808786 0.01114341 0.01679587 0.01518088]</text:p>
      <text:p text:style-name="P2">District of Columbia</text:p>
      <text:p text:style-name="P2">[0.06025696 0.06504233 0.07173059 0.08338232]</text:p>
      <text:p text:style-name="P2">Florida</text:p>
      <text:p text:style-name="P2">[0.14365615 0.18377845 0.22745588 0.26113439]</text:p>
      <text:p text:style-name="P2">Georgia</text:p>
      <text:p text:style-name="P2">[0.11759854 0.16860961 0.22241173 0.27822976]</text:p>
      <text:p text:style-name="P2">Grand Princess</text:p>
      <text:p text:style-name="P2">[0.01992921 0.01685134 0.01692829 0.01746691]</text:p>
      <text:p text:style-name="P2">Guam</text:p>
      <text:p text:style-name="P2">[0.24300837 0.19134452 0.16888187 0.15390108]</text:p>
      <text:p text:style-name="P2">Hawaii</text:p>
      <text:p text:style-name="P2">[3.37801719 3.03817824 3.17092727 3.3592098 ]</text:p>
      <text:p text:style-name="P2">Idaho</text:p>
      <text:p text:style-name="P2"><text:soft-page-break/>[ 8.79073903 10.05607724 <text:s/>9.7438662 <text:s text:c="2"/>9.82218475]</text:p>
      <text:p text:style-name="P2">Illinois</text:p>
      <text:p text:style-name="P2">[ 0.4628543 <text:s text:c="2"/>0.54574484 10.6192352 <text:s/>18.13018066]</text:p>
      <text:p text:style-name="P2">Indiana</text:p>
      <text:p text:style-name="P2">[2.08650448 2.06985143 2.11031948 2.00420283]</text:p>
      <text:p text:style-name="P2">Iowa</text:p>
      <text:p text:style-name="P2">[0.21848032 0.27651521 0.32680863 0.36982882]</text:p>
      <text:p text:style-name="P2">Kansas</text:p>
      <text:p text:style-name="P2">[0.20644471 0.27485103 0.31633337 0.3792474 ]</text:p>
      <text:p text:style-name="P2">Kentucky</text:p>
      <text:p text:style-name="P2">[3.42423774 2.99601329 2.85793672 2.51565195]</text:p>
      <text:p text:style-name="P2">Louisiana</text:p>
      <text:p text:style-name="P2">[0.26133798 0.31483055 0.3699163 <text:s/>0.40742119]</text:p>
      <text:p text:style-name="P2">Maine</text:p>
      <text:p text:style-name="P2">[0.3788602 <text:s/>0.48065576 0.48950361 0.53704131]</text:p>
      <text:p text:style-name="P2">Maryland</text:p>
      <text:p text:style-name="P2">[0.25426236 0.29146086 0.32630331 0.36764049]</text:p>
      <text:p text:style-name="P2">Massachusetts</text:p>
      <text:p text:style-name="P2">[0.19086808 0.24167808 0.26315945 0.30191201]</text:p>
      <text:p text:style-name="P2">Michigan</text:p>
      <text:p text:style-name="P2">[0.32248052 0.36299481 0.39648222 0.44479747]</text:p>
      <text:p text:style-name="P2">Minnesota</text:p>
      <text:p text:style-name="P2">[0.19393431 0.24414528 0.29735556 0.35448933]</text:p>
      <text:p text:style-name="P2">Mississippi</text:p>
      <text:p text:style-name="P2">[0.49699795 0.55157186 0.58225589 0.63644731]</text:p>
      <text:p text:style-name="P2">Missouri</text:p>
      <text:p text:style-name="P2">[0.22803311 0.28901191 0.32934122 0.37828759]</text:p>
      <text:p text:style-name="P2">Montana</text:p>
      <text:p text:style-name="P2">[0.25191583 0.26778207 0.2975085 <text:s/>0.31576002]</text:p>
      <text:p text:style-name="P2">Nebraska</text:p>
      <text:p text:style-name="P2">[0.16726011 0.20696593 0.26177694 0.31136761]</text:p>
      <text:p text:style-name="P2">Nevada</text:p>
      <text:p text:style-name="P2">[14.21542543 14.39762587 14.27166815 15.22777839]</text:p>
      <text:p text:style-name="P2">New Hampshire</text:p>
      <text:p text:style-name="P2">[0.38055026 0.4436398 <text:s/>0.49403939 0.51572395]</text:p>
      <text:p text:style-name="P2">New Jersey</text:p>
      <text:p text:style-name="P2">[0.22518218 0.25043822 0.29098552 0.31856988]</text:p>
      <text:p text:style-name="P2">New Mexico</text:p>
      <text:p text:style-name="P2">[0.27969257 0.32716996 0.38864278 0.41988233]</text:p>
      <text:p text:style-name="P2">New York</text:p>
      <text:p text:style-name="P2">[1.01589552 1.09183654 1.03753101 1.03376581]</text:p>
      <text:p text:style-name="P2">North Carolina</text:p>
      <text:p text:style-name="P2">[0.56040083 0.5612806 <text:s/>0.74657361 0.7920336 ]</text:p>
      <text:p text:style-name="P2">North Dakota</text:p>
      <text:p text:style-name="P2">[0.31550126 0.36425053 0.39031872 0.43554248]</text:p>
      <text:p text:style-name="P2">Northern Mariana Islands</text:p>
      <text:p text:style-name="P2">[0.08082829 0.0847307 <text:s/>0.1842675 <text:s/>0.25566163]</text:p>
      <text:p text:style-name="P2">Ohio</text:p>
      <text:p text:style-name="P2">[6.54196174 6.31888506 6.12731234 6.12211529]</text:p>
      <text:p text:style-name="P2"><text:soft-page-break/>Oklahoma</text:p>
      <text:p text:style-name="P2">[0.30949662 0.36860262 0.50462184 0.57760718]</text:p>
      <text:p text:style-name="P2">Oregon</text:p>
      <text:p text:style-name="P2">[0.22989436 0.25925729 0.30719058 0.3493383 ]</text:p>
      <text:p text:style-name="P2">Pennsylvania</text:p>
      <text:p text:style-name="P2">[0.25305377 0.30438551 0.34744649 0.3896824 ]</text:p>
      <text:p text:style-name="P2">Puerto Rico</text:p>
      <text:p text:style-name="P2">[0.17029769 0.21056028 0.26009651 0.28579329]</text:p>
      <text:p text:style-name="P2">Rhode Island</text:p>
      <text:p text:style-name="P2">[0.2457426 <text:s/>0.29002311 0.33635339 0.36723208]</text:p>
      <text:p text:style-name="P2">South Carolina</text:p>
      <text:p text:style-name="P2">[0.17135883 0.19185236 0.22715532 0.2606834 ]</text:p>
      <text:p text:style-name="P2">South Dakota</text:p>
      <text:p text:style-name="P2">[0.22354236 0.26439833 0.31136491 0.34987081]</text:p>
      <text:p text:style-name="P2">Tennessee</text:p>
      <text:p text:style-name="P2">[0.15655873 0.19876943 0.25607716 0.29625553]</text:p>
      <text:p text:style-name="P2">Texas</text:p>
      <text:p text:style-name="P2">[0.25352465 0.297451 <text:s text:c="2"/>0.34135435 0.38272895]</text:p>
      <text:p text:style-name="P2">Utah</text:p>
      <text:p text:style-name="P2">[7.3559976 <text:s/>5.84304986 4.0254021 <text:s/>3.92129945]</text:p>
      <text:p text:style-name="P2">Vermont</text:p>
      <text:p text:style-name="P2">[0.31028116 0.39566917 0.43583053 0.49519059]</text:p>
      <text:p text:style-name="P2">Virgin Islands</text:p>
      <text:p text:style-name="P2">[0.20552259 0.24086529 0.29634469 0.36509684]</text:p>
      <text:p text:style-name="P2">Virginia</text:p>
      <text:p text:style-name="P2">[0.1976818 <text:s/>0.23761019 0.27391251 0.3212547 ]</text:p>
      <text:p text:style-name="P2">Washington</text:p>
      <text:p text:style-name="P2">[0.21352168 0.25409134 0.29277118 0.33928766]</text:p>
      <text:p text:style-name="P2">West Virginia</text:p>
      <text:p text:style-name="P2">[0.74200359 0.76135265 0.79937938 0.84570161]</text:p>
      <text:p text:style-name="P2">Wisconsin</text:p>
      <text:p text:style-name="P2">[0.61232314 0.64723617 0.67226879 0.71758128]</text:p>
      <text:p text:style-name="P2">Wyoming</text:p>
      <text:p text:style-name="P2">[3.55578595 3.48659971 3.44937536 3.3803925 ]</text:p>
      <text:p text:style-name="P2"/>
      <text:p text:style-name="P1">RMSE – all states</text:p>
      <text:p text:style-name="P1">Alabama</text:p>
      <text:p text:style-name="P1">[16788.94385004 18618.8810834 <text:s/>21282.36759064 23828.68154819]</text:p>
      <text:p text:style-name="P1">Alaska</text:p>
      <text:p text:style-name="P1">[ 7723.88358731 <text:s/>9412.11758442 10910.46188553 12652.28908511]</text:p>
      <text:p text:style-name="P1">American Samoa</text:p>
      <text:p text:style-name="P1">[0. 0. 0. 0.]</text:p>
      <text:p text:style-name="P1">Arizona</text:p>
      <text:p text:style-name="P1">[180163.04430189 218232.56202276 254471.43497163 289003.17959947]</text:p>
      <text:p text:style-name="P1">Arkansas</text:p>
      <text:p text:style-name="P1">[ 7974.54592233 <text:s/>9897.79325767 11732.17412939 13651.09323908]</text:p>
      <text:p text:style-name="P1">California</text:p>
      <text:p text:style-name="P1">[174170.5554768 <text:s/>238190.33000769 291517.5405779 <text:s/>340363.97146486]</text:p>
      <text:p text:style-name="P1">Colorado</text:p>
      <text:p text:style-name="P1"><text:soft-page-break/>[19522.82144414 24786.79224674 28720.28449097 33048.56478719]</text:p>
      <text:p text:style-name="P1">Connecticut</text:p>
      <text:p text:style-name="P1">[ 71765.05377132 <text:s/>83000.0834926 <text:s text:c="2"/>97328.57750042 107282.0390489 ]</text:p>
      <text:p text:style-name="P1">Delaware</text:p>
      <text:p text:style-name="P1">[49115.03222108 52378.92495619 57031.18964645 61316.7476504 ]</text:p>
      <text:p text:style-name="P1">Diamond Princess</text:p>
      <text:p text:style-name="P1">[7.79601038 4.61278417 7.20339426 7.24952106]</text:p>
      <text:p text:style-name="P1">District of Columbia</text:p>
      <text:p text:style-name="P1">[26573.47003993 28434.25232135 31262.60355174 36648.08660535]</text:p>
      <text:p text:style-name="P1">Florida</text:p>
      <text:p text:style-name="P1">[ 58934.81653572 <text:s/>79437.52732084 <text:s/>98187.76427853 115884.55448752]</text:p>
      <text:p text:style-name="P1">Georgia</text:p>
      <text:p text:style-name="P1">[ 9146.26668582 12892.59285971 17917.22810455 23043.3993882 ]</text:p>
      <text:p text:style-name="P1">Grand Princess</text:p>
      <text:p text:style-name="P1">[20.69755756 14.67234738 14.49904211 14.4318321 ]</text:p>
      <text:p text:style-name="P1">Guam</text:p>
      <text:p text:style-name="P1">[12449.04929436 <text:s/>9795.40881116 <text:s/>8653.91219815 <text:s/>7887.96829918]</text:p>
      <text:p text:style-name="P1">Hawaii</text:p>
      <text:p text:style-name="P1">[12362.89612587 12047.70884067 11004.26114472 11336.21428754]</text:p>
      <text:p text:style-name="P1">Idaho</text:p>
      <text:p text:style-name="P1">[12408.55890924 15121.49581394 16913.41772628 19344.57175281]</text:p>
      <text:p text:style-name="P1">Illinois</text:p>
      <text:p text:style-name="P1">[ 72124.79306998 <text:s/>88762.27942399 101966.571736 <text:s text:c="2"/>115196.52039147]</text:p>
      <text:p text:style-name="P1">Indiana</text:p>
      <text:p text:style-name="P1">[13607.48998757 18921.42113413 23824.90134609 28797.53310357]</text:p>
      <text:p text:style-name="P1">Iowa</text:p>
      <text:p text:style-name="P1">[ 8832.33436511 11419.03672135 13926.58076726 15667.31359641]</text:p>
      <text:p text:style-name="P1">Kansas</text:p>
      <text:p text:style-name="P1">[ 5862.90044896 <text:s/>9747.83279423 12355.81262872 15676.53134883]</text:p>
      <text:p text:style-name="P1">Kentucky</text:p>
      <text:p text:style-name="P1">[ 8851.8492001 <text:s/>11967.70350226 15366.47127787 18869.72916376]</text:p>
      <text:p text:style-name="P1">Louisiana</text:p>
      <text:p text:style-name="P1">[11254.81404104 15211.85841399 18708.61727129 21510.53639579]</text:p>
      <text:p text:style-name="P1">Maine</text:p>
      <text:p text:style-name="P1">[5853.67165984 7278.22921034 8577.60031156 9908.5140405 ]</text:p>
      <text:p text:style-name="P1">Maryland</text:p>
      <text:p text:style-name="P1">[28701.29265888 34495.86050271 40783.27486159 47511.14759335]</text:p>
      <text:p text:style-name="P1">Massachusetts</text:p>
      <text:p text:style-name="P1">[57143.61045569 64993.16398593 75180.38565537 88120.11044441]</text:p>
      <text:p text:style-name="P1">Michigan</text:p>
      <text:p text:style-name="P1">[26034.23585652 30292.31268873 35244.53275687 39664.11155796]</text:p>
      <text:p text:style-name="P1">Minnesota</text:p>
      <text:p text:style-name="P1">[15473.5858684 <text:s/>20332.4505801 <text:s/>24347.25728246 28448.87420927]</text:p>
      <text:p text:style-name="P1">Mississippi</text:p>
      <text:p text:style-name="P1">[3918.2532375 <text:s/>5717.91235664 6852.48699712 8301.62483514]</text:p>
      <text:p text:style-name="P1">Missouri</text:p>
      <text:p text:style-name="P1">[11503.03499884 15655.96100628 19285.27174077 23202.81265677]</text:p>
      <text:p text:style-name="P1">Montana</text:p>
      <text:p text:style-name="P1">[3059.65155843 3610.08077209 4353.41700889 4898.51598843]</text:p>
      <text:p text:style-name="P1"><text:soft-page-break/>Nebraska</text:p>
      <text:p text:style-name="P1">[ 7234.7547381 <text:s text:c="2"/>9503.52079027 12273.82335243 13914.66489406]</text:p>
      <text:p text:style-name="P1">Nevada</text:p>
      <text:p text:style-name="P1">[49749.07258799 61316.91891864 71140.4058596 <text:s/>85140.28691282]</text:p>
      <text:p text:style-name="P1">New Hampshire</text:p>
      <text:p text:style-name="P1">[16909.44958338 18709.84508703 21242.8151772 <text:s/>23533.9314045 ]</text:p>
      <text:p text:style-name="P1">New Jersey</text:p>
      <text:p text:style-name="P1">[51792.56031475 59130.45481804 70277.47617317 78662.80698693]</text:p>
      <text:p text:style-name="P1">New Mexico</text:p>
      <text:p text:style-name="P1">[15096.17280822 18391.26702222 21334.85569218 23815.33736945]</text:p>
      <text:p text:style-name="P1">New York</text:p>
      <text:p text:style-name="P1">[48506.03170925 64641.89582428 80487.26046744 96731.66141744]</text:p>
      <text:p text:style-name="P1">North Carolina</text:p>
      <text:p text:style-name="P1">[10977.99719639 16828.53345274 22079.81866393 27116.51872257]</text:p>
      <text:p text:style-name="P1">North Dakota</text:p>
      <text:p text:style-name="P1">[ 8531.00718449 10163.69196392 11216.27582159 12586.70712829]</text:p>
      <text:p text:style-name="P1">Northern Mariana Islands</text:p>
      <text:p text:style-name="P1">[ 70.89859738 <text:s/>80.38587493 179.14023061 260.98690899]</text:p>
      <text:p text:style-name="P1">Ohio</text:p>
      <text:p text:style-name="P1">[18128.0643302 <text:s/>26469.10228246 33444.40175185 41036.28282646]</text:p>
      <text:p text:style-name="P1">Oklahoma</text:p>
      <text:p text:style-name="P1">[16130.92378485 20797.60307045 24328.8980699 <text:s/>27970.86791814]</text:p>
      <text:p text:style-name="P1">Oregon</text:p>
      <text:p text:style-name="P1">[11489.1357747 <text:s/>13108.04376126 15088.4429714 <text:s/>17130.70536189]</text:p>
      <text:p text:style-name="P1">Pennsylvania</text:p>
      <text:p text:style-name="P1">[23184.87463319 30529.67614185 38109.9780184 <text:s/>44217.0987805 ]</text:p>
      <text:p text:style-name="P1">Puerto Rico</text:p>
      <text:p text:style-name="P1">[1959.16077502 2567.81381697 3177.40507562 3697.52536052]</text:p>
      <text:p text:style-name="P1">Rhode Island</text:p>
      <text:p text:style-name="P1">[34606.84302227 38794.3002492 <text:s/>44719.43414177 51514.10997723]</text:p>
      <text:p text:style-name="P1">South Carolina</text:p>
      <text:p text:style-name="P1">[17320.74000526 21045.4560446 <text:s/>25225.46832513 29552.00621174]</text:p>
      <text:p text:style-name="P1">South Dakota</text:p>
      <text:p text:style-name="P1">[5623.22779526 6845.86629054 8186.14988634 9446.11972848]</text:p>
      <text:p text:style-name="P1">Tennessee</text:p>
      <text:p text:style-name="P1">[14534.91382512 18706.68223708 24321.59757613 29252.11222827]</text:p>
      <text:p text:style-name="P1">Texas</text:p>
      <text:p text:style-name="P1">[25969.51641061 39409.57798258 50237.0652983 <text:s/>61918.53812644]</text:p>
      <text:p text:style-name="P1">Utah</text:p>
      <text:p text:style-name="P1">[59190.15303157 60659.04646541 62164.97695747 70108.14742504]</text:p>
      <text:p text:style-name="P1">Vermont</text:p>
      <text:p text:style-name="P1">[2126.5617333 <text:s/>2632.90284918 3023.90429134 3566.42577068]</text:p>
      <text:p text:style-name="P1">Virgin Islands</text:p>
      <text:p text:style-name="P1">[3941.64162078 4783.09287433 5697.88693289 6694.50632982]</text:p>
      <text:p text:style-name="P1">Virginia</text:p>
      <text:p text:style-name="P1">[ 8723.88662876 12229.60518956 15048.11199974 17906.49238442]</text:p>
      <text:p text:style-name="P1">Washington</text:p>
      <text:p text:style-name="P1">[22721.81270465 27311.18738836 31816.59621058 36860.12552117]</text:p>
      <text:p text:style-name="P1">West Virginia</text:p>
      <text:p text:style-name="P1"><text:soft-page-break/>[3829.38894359 4543.89271944 5612.48001321 6578.62609111]</text:p>
      <text:p text:style-name="P1">Wisconsin</text:p>
      <text:p text:style-name="P1">[14750.79546771 24795.76233164 33059.63040805 39346.98408552]</text:p>
      <text:p text:style-name="P1">Wyoming</text:p>
      <text:p text:style-name="P1">[5290.25302503 6244.3754786 <text:s/>7292.11848215 8082.26645138]</text:p>
      <text:p text:style-name="P7"/>
      <text:p text:style-name="P4"/>
      <text:p text:style-name="P4">Error Correction : </text:p>
      <text:p text:style-name="P4"/>
      <text:p text:style-name="P4">Currently results are bad compared to without, need investigation – Histogram of error data does not look promising, Code checking + hyper parameter tuning </text:p>
      <text:p text:style-name="P4"/>
      <text:p text:style-name="P4">##########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08:55:19.058423437</meta:creation-date>
    <meta:editing-duration>PT7M8S</meta:editing-duration>
    <meta:editing-cycles>2</meta:editing-cycles>
    <meta:generator>LibreOffice/5.1.6.2$Linux_X86_64 LibreOffice_project/10m0$Build-2</meta:generator>
    <dc:date>2021-03-23T09:02:23.510509790</dc:date>
    <meta:document-statistic meta:table-count="0" meta:image-count="0" meta:object-count="0" meta:page-count="6" meta:paragraph-count="248" meta:word-count="753" meta:character-count="7996" meta:non-whitespace-character-count="7411"/>
  </office:meta>
</office:document-meta>
</file>